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350000001A868752B4D32C7489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.074cm" svg:y="2.558cm" svg:width="22.437cm" svg:height="11.218cm" draw:z-index="0"><draw:image xlink:href="Pictures/1000000000000350000001A868752B4D32C748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08T10:49:01.150353313</meta:creation-date>
    <dc:date>2020-10-08T12:31:41.910450184</dc:date>
    <meta:editing-duration>PT2M34S</meta:editing-duration>
    <meta:editing-cycles>3</meta:editing-cycles>
    <meta:generator>LibreOffice/6.3.5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